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BaseLayoutManager.getParentAreaIP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BaseLayoutManager.getReferenceAreaIP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BaseLayoutManager.getAncestorBlockAreaIP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BaseLayoutManager.getReferenceAreaBP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BaseLayoutManager.getGeneratesBlock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LayoutManager.getGeneratesReferenc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LayoutManager.AbstractBaseLayou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LayoutManager.getFOb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LayoutManager.setGeneratesReferenceArea( boolean generatesReference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LayoutManager.getContentAreaB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BaseLayoutManager.AbstractBaseLayoutManager(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BaseLayoutManager.getAncestorBlockAreaBP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BaseLayoutManager.getBaseLength( int lengthBase , FObj fobj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BaseLayoutManager.getGeneratesLine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LayoutManager.setGeneratesBlockArea( boolean generatesBlock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BaseLayoutManager.getParentAreaBP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BaseLayoutManager.getContentAreaIP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